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est Exercis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7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Solution</text:p>
      <text:p text:style-name="Text_20_body"><text:span text:style-name="NormalTok">code </text:span><text:span text:style-name="KeywordTok">in</text:span><text:span text:style-name="NormalTok"><text:s text:c="1"/>here</text:span><text:span text:style-name="OperatorTok">?</text:span></text:p>
      <text:list text:style-name="L1">
        <text:list-item>
          <text:p text:style-name="P1">List</text:p>
        </text:list-item>
        <text:list-item>
          <text:p text:style-name="P1">in -there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Test Exercis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02Z</meta:creation-date>
    <dc:date>2022-02-18T21:18:02Z</dc:date>
    <meta:user-defined meta:name="date" meta:value-type="string">February  18, 2022 (04:17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